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РЭТ-21-1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span text:style-name="T1">1ИСиП-21-2с</text:span></text:p>
            <text:p><text:span text:style-name="T1"/>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span text:style-name="T1">2ИСиП-20-1</text:span></text:p>
            <text:p><text:span text:style-name="T1"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span text:style-name="T1">2ИСиП-20-2к</text:span></text:p>
            <text:p><text:span text:style-name="T1"/>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<text:span text:style-name="T1">2РА-20-1уп</text:span></text:p>
            <text:p><text:span text:style-name="T1"/>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РА-20-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string" calcext:value-type="string">
            <text:p>2МРЭП-20-1 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2КСК-20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>
            <text:p>2ИБАС-20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.00.0000</text:date>, <text:time style:data-style-name="N2" text:time-value="19:32:10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 LibreOffice_project/7cbcfc562f6eb6708b5ff7d7397325de9e764452</meta:generator>
    <dc:date>2022-06-06T19:36:12.273000000</dc:date>
    <meta:editing-duration>PT4M21S</meta:editing-duration>
    <meta:editing-cycles>2</meta:editing-cycles>
    <meta:document-statistic meta:table-count="1" meta:cell-count="36" meta:object-count="0"/>
  </office:meta>
</office:document-meta>
</file>